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Impl.getPar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ventImpl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getQ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ventImpl.isEx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EventImpl( SessionImpl session , EventState eventState , long 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ventImpl.getChild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